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388cm" fo:margin-left="-0.388cm" table:align="left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5.801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1f8b4f"/>
    </style:style>
    <style:style style:name="P2" style:family="paragraph" style:parent-style-name="Standard">
      <style:paragraph-properties fo:text-align="start" style:justify-single-word="false"/>
      <style:text-properties officeooo:rsid="0020c574" officeooo:paragraph-rsid="0020c574"/>
    </style:style>
    <style:style style:name="P3" style:family="paragraph" style:parent-style-name="Standard">
      <style:paragraph-properties fo:text-align="start" style:justify-single-word="false"/>
      <style:text-properties style:font-name="Latin Modern Mono" fo:font-size="14pt" style:text-underline-style="none" fo:font-weight="normal" officeooo:rsid="001f8b4f" officeooo:paragraph-rsid="0020c57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atin Modern Mono" fo:font-size="14pt" style:text-underline-style="none" fo:font-weight="normal" officeooo:rsid="001f8b4f" officeooo:paragraph-rsid="001f8b4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atin Modern Mono" fo:font-size="14pt" officeooo:paragraph-rsid="0020c574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atin Modern Mono" fo:font-size="14pt" officeooo:paragraph-rsid="001f8b4f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Latin Modern Mono" fo:font-size="14pt" officeooo:rsid="00216392" officeooo:paragraph-rsid="00216392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Latin Modern Mono" fo:font-size="14pt" officeooo:rsid="00216392" officeooo:paragraph-rsid="0020c574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Latin Modern Mono" fo:font-size="14pt" style:text-underline-style="solid" style:text-underline-width="auto" style:text-underline-color="font-color" fo:font-weight="bold" officeooo:rsid="001f8b4f" officeooo:paragraph-rsid="001f8b4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atin Modern Mono" fo:font-size="16pt" style:text-underline-style="solid" style:text-underline-width="auto" style:text-underline-color="font-color" fo:font-weight="bold" officeooo:rsid="001f8b4f" officeooo:paragraph-rsid="001f8b4f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atin Modern Mono" fo:font-size="14pt" officeooo:rsid="0020c574" officeooo:paragraph-rsid="0020c574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Latin Modern Mono" fo:font-size="14pt" officeooo:rsid="00216392" officeooo:paragraph-rsid="00216392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Latin Modern Mono" fo:font-size="14pt" fo:font-weight="bold" officeooo:rsid="00216392" officeooo:paragraph-rsid="00216392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atin Modern Mono" fo:font-size="14pt" fo:font-weight="bold" officeooo:rsid="0020c574" officeooo:paragraph-rsid="0020c574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text-underline-style="none" fo:font-weight="normal" officeooo:rsid="001f8b4f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f8b4f" style:font-weight-asian="normal" style:font-weight-complex="normal"/>
    </style:style>
    <style:style style:name="T5" style:family="text">
      <style:text-properties style:text-underline-style="none" fo:font-weight="normal" officeooo:rsid="002069f0" style:font-weight-asian="normal" style:font-weight-complex="normal"/>
    </style:style>
    <style:style style:name="T6" style:family="text">
      <style:text-properties style:text-underline-style="none" fo:font-weight="normal" officeooo:rsid="0020c574" style:font-weight-asian="normal" style:font-weight-complex="normal"/>
    </style:style>
    <style:style style:name="T7" style:family="text">
      <style:text-properties officeooo:rsid="0020c57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0c574" style:font-weight-asian="bold" style:font-weight-complex="bold"/>
    </style:style>
    <style:style style:name="T10" style:family="text">
      <style:text-properties officeooo:rsid="0022a9ad"/>
    </style:style>
    <style:style style:name="T11" style:family="text">
      <style:text-properties officeooo:rsid="00245c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0">Parabeln Zeichnen und Gleichungen Lösen</text:p>
      <text:p text:style-name="P9"/>
      <text:p text:style-name="P4"/>
      <text:p text:style-name="P4">Löse in dein<text:span text:style-name="T10">em</text:span> Heft. </text:p>
      <text:p text:style-name="P4"/>
      <text:p text:style-name="P3"><text:span text:style-name="T7">Die Benutzung einen Taschenrechner ist </text:span><text:span text:style-name="T9">NICHT</text:span><text:span text:style-name="T7"> erlaubt!</text:span></text:p>
      <text:p text:style-name="P6"><text:span text:style-name="T6"/></text:p>
      <text:p text:style-name="P6"/>
      <text:p text:style-name="P1"><text:span text:style-name="T6"/></text:p>
      <table:table table:name="Table1" table:style-name="Table1">
        <table:table-column table:style-name="Table1.A"/>
        <table:table-column table:style-name="Table1.B"/>
        <table:table-row table:style-name="TableLine93881915594896">
          <table:table-cell table:style-name="Table1.A1" office:value-type="string">
            <text:p text:style-name="P14">1) a)</text:p>
          </table:table-cell>
          <table:table-cell table:style-name="Table1.B1" office:value-type="string">
            <text:p text:style-name="P3">Fülle eine Wertetabelle für das Funktion f(x) = x<text:span text:style-name="T1">2</text:span> -4.</text:p>
            <text:p text:style-name="P3">Nimm die x-Werte x= -3, -2, -1, 0, 1, 2, 3. </text:p>
            <text:p text:style-name="P3"/>
          </table:table-cell>
        </table:table-row>
        <table:table-row table:style-name="TableLine93881915594896">
          <table:table-cell table:style-name="Table1.A2" office:value-type="string">
            <text:p text:style-name="P14">b)</text:p>
          </table:table-cell>
          <table:table-cell table:style-name="Table1.B2" office:value-type="string">
            <text:p text:style-name="P5"><text:span text:style-name="T4">Zeichne das Funktion </text:span><text:span text:style-name="T5">in einem Koordinatensystem</text:span><text:span text:style-name="T4">. </text:span></text:p>
            <text:p text:style-name="P5"><text:span text:style-name="T6">Tipp: das Koordinatensystem muss nicht unbedingt die gleiche Maßstab in auf der x- und y-Achsen.</text:span></text:p>
            <text:p text:style-name="P3"><text:tab/></text:p>
          </table:table-cell>
        </table:table-row>
        <table:table-row table:style-name="TableLine93881915594896">
          <table:table-cell table:style-name="Table1.A2" office:value-type="string">
            <text:p text:style-name="P14">c)</text:p>
          </table:table-cell>
          <table:table-cell table:style-name="Table1.B2" office:value-type="string">
            <text:p text:style-name="P5"><text:span text:style-name="T6">Bei deiner Zeichnung sollte die Öffnung nach oben oder unten zeigen? Wo soll der Scheitelpunkt liegen? Prüfe ob deine Zeichnung die richtige Qüalitaten hat.</text:span></text:p>
            <text:p text:style-name="P5"><text:span text:style-name="T6"/></text:p>
          </table:table-cell>
        </table:table-row>
        <table:table-row table:style-name="TableLine93881915594896">
          <table:table-cell table:style-name="Table1.A2" office:value-type="string">
            <text:p text:style-name="P14">d)</text:p>
          </table:table-cell>
          <table:table-cell table:style-name="Table1.B2" office:value-type="string">
            <text:p text:style-name="P11">Notiere auf deine Zeichnung wo die Parabel die x-Achse schneidet. </text:p>
          </table:table-cell>
        </table:table-row>
        <table:table-row table:style-name="TableLine93881915594896">
          <table:table-cell table:style-name="Table1.A2" office:value-type="string">
            <text:p text:style-name="P13">e) </text:p>
          </table:table-cell>
          <table:table-cell table:style-name="Table1.B2" office:value-type="string">
            <text:p text:style-name="P12">Löse die Gleichung <text:span text:style-name="T4"><text:s/>f(x) = x</text:span><text:span text:style-name="T2">2</text:span><text:span text:style-name="T4"> -4 </text:span><text:span text:style-name="T3">= 0. Vergleiche deine Lösung mit den markierten Punkten von d)</text:span></text:p>
          </table:table-cell>
        </table:table-row>
        <table:table-row table:style-name="TableLine93881915594896">
          <table:table-cell table:style-name="Table1.A2" office:value-type="string">
            <text:p text:style-name="P13">2)</text:p>
          </table:table-cell>
          <table:table-cell table:style-name="Table1.B2" office:value-type="string">
            <text:p text:style-name="P7">Wiederhole <text:span text:style-name="T8">1) a)</text:span> <text:span text:style-name="T11">bis</text:span> <text:span text:style-name="T8">e)</text:span> mit den folgenden Funktionen:</text:p>
          </table:table-cell>
        </table:table-row>
        <table:table-row table:style-name="TableLine93881915594896">
          <table:table-cell table:style-name="Table1.A2" office:value-type="string">
            <text:p text:style-name="P13">i)</text:p>
          </table:table-cell>
          <table:table-cell table:style-name="Table1.B2" office:value-type="string">
            <text:p text:style-name="P7"><text:span text:style-name="T4">f(x) = </text:span><text:span text:style-name="T3">1</text:span><text:span text:style-name="T4"> - x</text:span><text:span text:style-name="T2">2</text:span><text:span text:style-name="T4"> </text:span></text:p>
          </table:table-cell>
        </table:table-row>
        <table:table-row table:style-name="TableLine93881915594896">
          <table:table-cell table:style-name="Table1.A2" office:value-type="string">
            <text:p text:style-name="P13">ii)</text:p>
          </table:table-cell>
          <table:table-cell table:style-name="Table1.B2" office:value-type="string">
            <text:p text:style-name="P7"><text:span text:style-name="T4">f(x) = -</text:span><text:span text:style-name="T3">2</text:span><text:span text:style-name="T4">x</text:span><text:span text:style-name="T2">2</text:span><text:span text:style-name="T4"> </text:span><text:span text:style-name="T3">+ </text:span><text:span text:style-name="T4">4,</text:span><text:span text:style-name="T3">5</text:span></text:p>
          </table:table-cell>
        </table:table-row>
        <table:table-row table:style-name="TableLine93881915594896">
          <table:table-cell table:style-name="Table1.A2" office:value-type="string">
            <text:p text:style-name="P13">iii)</text:p>
          </table:table-cell>
          <table:table-cell table:style-name="Table1.B2" office:value-type="string">
            <text:p text:style-name="P7"><text:span text:style-name="T4">f(x) = </text:span><text:span text:style-name="T3">0,4</text:span><text:span text:style-name="T4">x</text:span><text:span text:style-name="T2">2</text:span><text:span text:style-name="T4"> – </text:span><text:span text:style-name="T3">1,6</text:span></text:p>
          </table:table-cell>
        </table:table-row>
        <table:table-row table:style-name="TableLine93881915594896">
          <table:table-cell table:style-name="Table1.A2" office:value-type="string">
            <text:p text:style-name="P13">iv) </text:p>
          </table:table-cell>
          <table:table-cell table:style-name="Table1.B2" office:value-type="string">
            <text:p text:style-name="P7"><text:span text:style-name="T4">f(x) = </text:span><text:span text:style-name="T3">1,5</text:span><text:span text:style-name="T4">x</text:span><text:span text:style-name="T2">2</text:span><text:span text:style-name="T4"> - </text:span><text:span text:style-name="T3">3</text:span></text:p>
          </table:table-cell>
        </table:table-row>
        <table:table-row table:style-name="TableLine93881915594896">
          <table:table-cell table:style-name="Table1.A2" office:value-type="string">
            <text:p text:style-name="P13">v) </text:p>
          </table:table-cell>
          <table:table-cell table:style-name="Table1.B2" office:value-type="string">
            <text:p text:style-name="P7"><text:span text:style-name="T4">f(x) = -</text:span><text:span text:style-name="T3">3</text:span><text:span text:style-name="T4">x</text:span><text:span text:style-name="T2">2</text:span><text:span text:style-name="T4"> -</text:span><text:span text:style-name="T3">0,5</text:span></text:p>
          </table:table-cell>
        </table:table-row>
      </table:table>
      <text:p text:style-name="P2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05T20:05:21.465507263</meta:creation-date>
    <dc:date>2024-11-05T21:05:51.923599052</dc:date>
    <meta:editing-duration>PT50M18S</meta:editing-duration>
    <meta:editing-cycles>6</meta:editing-cycles>
    <meta:generator>LibreOffice/6.4.7.2$Linux_X86_64 LibreOffice_project/40$Build-2</meta:generator>
    <meta:document-statistic meta:table-count="1" meta:image-count="0" meta:object-count="0" meta:page-count="1" meta:paragraph-count="28" meta:word-count="154" meta:character-count="840" meta:non-whitespace-character-count="702"/>
  </office:meta>
</office:document-meta>
</file>